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ff3c3" officeooo:paragraph-rsid="000ff3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ymfony command line :</text:p>
      <text:p text:style-name="P1"/>
      <text:p text:style-name="P1">Create projet :</text:p>
      <text:p text:style-name="P1"/>
      <text:p text:style-name="P1">Create controller :</text:p>
      <text:p text:style-name="P1"/>
      <text:p text:style-name="P1">Entite </text:p>
      <text:p text:style-name="P1"/>
      <text:p text:style-name="P1">Créer l’entité : php bin/ console make:entit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1:46:58.313363300</meta:creation-date>
    <dc:date>2022-03-24T11:50:30.179617967</dc:date>
    <meta:editing-duration>PT3M34S</meta:editing-duration>
    <meta:editing-cycles>1</meta:editing-cycles>
    <meta:document-statistic meta:table-count="0" meta:image-count="0" meta:object-count="0" meta:page-count="1" meta:paragraph-count="5" meta:word-count="18" meta:character-count="108" meta:non-whitespace-character-count="94"/>
    <meta:generator>LibreOffice/7.0.4.2$Linux_X86_64 LibreOffice_project/00$Build-2</meta:generator>
  </office:meta>
</office:document-meta>
</file>